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2pt" fo:font-weight="normal" officeooo:rsid="00186027" officeooo:paragraph-rsid="00186027"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color="#000000" fo:font-size="12pt" fo:font-weight="normal" officeooo:rsid="0001a089" officeooo:paragraph-rsid="0001a089"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color="#000000" fo:font-size="18pt" fo:font-weight="bold" officeooo:rsid="00186027" officeooo:paragraph-rsid="00186027" style:font-size-asian="18pt" style:font-weight-asian="bold" style:font-size-complex="18pt" style:font-weight-complex="bold"/>
    </style:style>
    <style:style style:name="P4"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186027" officeooo:paragraph-rsid="00186027"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8pt" officeooo:rsid="00186027" officeooo:paragraph-rsid="00186027" style:font-size-asian="18pt" style:font-size-complex="18pt"/>
    </style:style>
    <style:style style:name="P6" style:family="paragraph" style:parent-style-name="Standard">
      <style:paragraph-properties fo:text-align="center" style:justify-single-word="false"/>
      <style:text-properties fo:color="#1b75bc" fo:font-size="24pt" fo:font-weight="bold" officeooo:rsid="00186027" officeooo:paragraph-rsid="00186027" style:font-size-asian="24pt" style:font-weight-asian="bold" style:font-size-complex="24pt" style:font-weight-complex="bold"/>
    </style:style>
    <style:style style:name="P7" style:family="paragraph" style:parent-style-name="Standard">
      <style:paragraph-properties fo:text-align="start" style:justify-single-word="false"/>
      <style:text-properties fo:color="#000000" fo:font-size="12pt" fo:font-weight="normal" officeooo:rsid="0004a87e" officeooo:paragraph-rsid="0004a87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000000" fo:font-size="12pt" fo:font-weight="normal" officeooo:rsid="000828b1" officeooo:paragraph-rsid="000828b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fo:font-size="12pt" fo:font-weight="normal" officeooo:rsid="0009fd38" officeooo:paragraph-rsid="0009fd3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2pt" fo:font-weight="normal" officeooo:rsid="0009fd38" officeooo:paragraph-rsid="0015f6e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fo:font-size="12pt" fo:font-weight="normal" officeooo:rsid="000acf8a" officeooo:paragraph-rsid="000acf8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fo:font-weight="normal" officeooo:rsid="000acf8a" officeooo:paragraph-rsid="000d702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fo:font-size="12pt" fo:font-weight="normal" officeooo:rsid="000acf8a" officeooo:paragraph-rsid="0015f6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fo:font-size="12pt" fo:font-weight="normal" officeooo:rsid="0011ba10" officeooo:paragraph-rsid="0011ba1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fo:font-size="12pt" fo:font-weight="normal" officeooo:rsid="00170aa8" officeooo:paragraph-rsid="0017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fo:font-size="12pt" fo:font-weight="normal" officeooo:rsid="001771d7" officeooo:paragraph-rsid="001771d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fo:font-size="12pt" fo:font-weight="normal" officeooo:rsid="0018fd54" officeooo:paragraph-rsid="0018fd5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fo:font-size="12pt" fo:font-weight="normal" officeooo:rsid="001a66e5" officeooo:paragraph-rsid="001a66e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fo:font-size="12pt" fo:font-weight="normal" officeooo:rsid="00186027" officeooo:paragraph-rsid="001b275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fo:font-size="12pt" fo:font-weight="normal" officeooo:rsid="001b2752" officeooo:paragraph-rsid="001b275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1a66e5" officeooo:paragraph-rsid="001a66e5" style:font-size-asian="10.5pt" style:font-weight-asian="bold" style:font-size-complex="12pt" style:font-weight-complex="bold"/>
    </style:style>
    <style:style style:name="P22"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186027" officeooo:paragraph-rsid="001d1a56" style:font-size-asian="14pt" style:font-weight-asian="bold" style:font-size-complex="14pt" style:font-weight-complex="bold"/>
    </style:style>
    <style:style style:name="P23" style:family="paragraph" style:parent-style-name="Standard">
      <style:paragraph-properties fo:text-align="start" style:justify-single-word="false"/>
      <style:text-properties officeooo:paragraph-rsid="000e9f4f"/>
    </style:style>
    <style:style style:name="P24" style:family="paragraph" style:parent-style-name="Standard">
      <style:paragraph-properties fo:text-align="start" style:justify-single-word="false"/>
      <style:text-properties officeooo:rsid="0014087b" officeooo:paragraph-rsid="0014087b"/>
    </style:style>
    <style:style style:name="P2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fo:font-size="12pt" fo:font-weight="normal" officeooo:rsid="001a66e5" officeooo:paragraph-rsid="001a66e5"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d1a56" style:font-weight-asian="normal" style:font-weight-complex="normal"/>
    </style:style>
    <style:style style:name="T3" style:family="text">
      <style:text-properties officeooo:rsid="0001a089"/>
    </style:style>
    <style:style style:name="T4" style:family="text">
      <style:text-properties fo:font-weight="bold" style:font-weight-asian="bold" style:font-weight-complex="bold"/>
    </style:style>
    <style:style style:name="T5" style:family="text">
      <style:text-properties fo:font-weight="bold" officeooo:rsid="000318cd" style:font-weight-asian="bold" style:font-weight-complex="bold"/>
    </style:style>
    <style:style style:name="T6" style:family="text">
      <style:text-properties fo:font-weight="bold" officeooo:rsid="00051206" style:font-weight-asian="bold" style:font-weight-complex="bold"/>
    </style:style>
    <style:style style:name="T7" style:family="text">
      <style:text-properties fo:font-weight="bold" officeooo:rsid="0006522c" style:font-weight-asian="bold" style:font-weight-complex="bold"/>
    </style:style>
    <style:style style:name="T8" style:family="text">
      <style:text-properties fo:font-weight="bold" officeooo:rsid="000d7027" style:font-weight-asian="bold" style:font-weight-complex="bold"/>
    </style:style>
    <style:style style:name="T9" style:family="text">
      <style:text-properties fo:font-weight="bold" officeooo:rsid="000c8af8" style:font-weight-asian="bold" style:font-weight-complex="bold"/>
    </style:style>
    <style:style style:name="T10" style:family="text">
      <style:text-properties fo:font-weight="bold" officeooo:rsid="000dfd67" style:font-weight-asian="bold" style:font-weight-complex="bold"/>
    </style:style>
    <style:style style:name="T11" style:family="text">
      <style:text-properties fo:font-weight="bold" officeooo:rsid="0015f6e8" style:font-weight-asian="bold" style:font-weight-complex="bold"/>
    </style:style>
    <style:style style:name="T12" style:family="text">
      <style:text-properties officeooo:rsid="000318cd"/>
    </style:style>
    <style:style style:name="T13" style:family="text">
      <style:text-properties officeooo:rsid="00051206"/>
    </style:style>
    <style:style style:name="T14" style:family="text">
      <style:text-properties fo:color="#003d73" fo:font-size="13pt" style:text-underline-style="solid" style:text-underline-width="auto" style:text-underline-color="font-color" fo:font-weight="bold" style:font-size-asian="13pt" style:font-weight-asian="bold" style:font-size-complex="13pt" style:font-weight-complex="bold"/>
    </style:style>
    <style:style style:name="T15" style:family="text">
      <style:text-properties fo:color="#003d73" fo:font-size="12pt" style:text-underline-style="solid" style:text-underline-width="auto" style:text-underline-color="font-color" fo:font-weight="bold" officeooo:rsid="000e9f4f" style:font-size-asian="10.5pt" style:font-weight-asian="bold" style:font-size-complex="12pt" style:font-weight-complex="bold"/>
    </style:style>
    <style:style style:name="T16" style:family="text">
      <style:text-properties officeooo:rsid="000c8af8"/>
    </style:style>
    <style:style style:name="T17" style:family="text">
      <style:text-properties officeooo:rsid="000d7027"/>
    </style:style>
    <style:style style:name="T18" style:family="text">
      <style:text-properties fo:color="#000000" fo:font-size="12pt" fo:font-weight="bold" style:font-size-asian="10.5pt" style:font-weight-asian="bold" style:font-size-complex="12pt" style:font-weight-complex="bold"/>
    </style:style>
    <style:style style:name="T19" style:family="text">
      <style:text-properties fo:color="#000000" fo:font-size="12pt" fo:font-weight="bold" officeooo:rsid="000e9f4f" style:font-size-asian="10.5pt" style:font-weight-asian="bold" style:font-size-complex="12pt" style:font-weight-complex="bold"/>
    </style:style>
    <style:style style:name="T20" style:family="text">
      <style:text-properties fo:color="#000000" fo:font-size="12pt" fo:font-weight="normal" style:font-size-asian="10.5pt" style:font-weight-asian="normal" style:font-size-complex="12pt" style:font-weight-complex="normal"/>
    </style:style>
    <style:style style:name="T21" style:family="text">
      <style:text-properties fo:color="#000000" fo:font-size="12pt" fo:font-weight="normal" officeooo:rsid="000e9f4f" style:font-size-asian="10.5pt" style:font-weight-asian="normal" style:font-size-complex="12pt" style:font-weight-complex="normal"/>
    </style:style>
    <style:style style:name="T22" style:family="text">
      <style:text-properties fo:color="#000000" fo:font-size="12pt" fo:font-weight="normal" officeooo:rsid="0011ba10" style:font-size-asian="10.5pt" style:font-weight-asian="normal" style:font-size-complex="12pt" style:font-weight-complex="normal"/>
    </style:style>
    <style:style style:name="T23" style:family="text">
      <style:text-properties fo:color="#000000" fo:font-size="12pt" fo:font-weight="normal" officeooo:rsid="00105c74" style:font-size-asian="10.5pt" style:font-weight-asian="normal" style:font-size-complex="12pt" style:font-weight-complex="normal"/>
    </style:style>
    <style:style style:name="T24" style:family="text">
      <style:text-properties officeooo:rsid="001771d7"/>
    </style:style>
    <style:style style:name="T25" style:family="text">
      <style:text-properties style:text-line-through-style="none" style:text-line-through-type="none"/>
    </style:style>
    <style:style style:name="T26" style:family="text">
      <style:text-properties style:text-line-through-style="none" style:text-line-through-type="none" fo:font-weight="bold" style:font-weight-asian="bold" style:font-weight-complex="bold"/>
    </style:style>
    <style:style style:name="T27" style:family="text">
      <style:text-properties officeooo:rsid="0018f37f"/>
    </style:style>
    <style:style style:name="T28" style:family="text">
      <style:text-properties officeooo:rsid="001b2752"/>
    </style:style>
    <style:style style:name="T29" style:family="text">
      <style:text-properties fo:font-style="italic" style:font-style-asian="italic" style:font-style-complex="italic"/>
    </style:style>
    <style:style style:name="T30" style:family="text">
      <style:text-properties fo:font-style="italic" officeooo:rsid="001d9b4a" style:font-style-asian="italic" style:font-style-complex="italic"/>
    </style:style>
    <style:style style:name="T31" style:family="text">
      <style:text-properties officeooo:rsid="001d1a56"/>
    </style:style>
    <style:style style:name="T32" style:family="text">
      <style:text-properties officeooo:rsid="001d9b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LGORITHMS AND DATA STRUCTURES</text:p>
      <text:p text:style-name="P5">PROJECT <text:span text:style-name="T3">3</text:span></text:p>
      <text:p text:style-name="P3">Julia Czmut 300168</text:p>
      <text:p text:style-name="P3"/>
      <text:p text:style-name="P4">1. <text:span text:style-name="T1">DESCRIPTION OF THE DECISIONS</text:span></text:p>
      <text:p text:style-name="P1"/>
      <text:p text:style-name="P1">1.1 CONCERNING FUNCTIONS AND CLASSES’ INTERFACES</text:p>
      <text:p text:style-name="P1"/>
      <text:p text:style-name="P2">The program consists of a main template class <text:span text:style-name="T4">AVLTree</text:span>, as well as the <text:span text:style-name="T4">iterator</text:span> and <text:span text:style-name="T4">const_iterator</text:span> classes. <text:span text:style-name="T12">Algorithms used are standard ones for </text:span><text:span text:style-name="T5">BST traversal</text:span><text:span text:style-name="T12">, </text:span><text:span text:style-name="T5">insertion</text:span><text:span text:style-name="T12">, </text:span><text:span text:style-name="T5">deletion</text:span><text:span text:style-name="T12"> and </text:span><text:span text:style-name="T5">AVL</text:span><text:span text:style-name="T12"> </text:span><text:span text:style-name="T5">balancing</text:span><text:span text:style-name="T12">. </text:span></text:p>
      <text:p text:style-name="P2"/>
      <text:p text:style-name="P7"><text:span text:style-name="T14">AVLTree</text:span><text:span text:style-name="T4"> </text:span>is a <text:span text:style-name="T4">self-balancing binary search tree</text:span> <text:span text:style-name="T13">with two parameters: Key and Info. It has a </text:span><text:span text:style-name="T6">private</text:span><text:span text:style-name="T13"> struct </text:span><text:span text:style-name="T6">Node</text:span><text:span text:style-name="T13">, as well as a </text:span><text:span text:style-name="T6">public</text:span><text:span text:style-name="T13"> struct </text:span><text:span text:style-name="T6">KeyInfoPair</text:span><text:span text:style-name="T13">. Each Node apart from pointers to its left child, right child and parent, has its KeyInfoPair object. The idea behind splitting this data into two structs is to protect the pointers to ensure that the structure is not destroyed. What is more, to protect the structure even more, the </text:span><text:span text:style-name="T6">keys </text:span><text:span text:style-name="T13">are </text:span><text:span text:style-name="T6">const</text:span><text:span text:style-name="T7">ant</text:span><text:span text:style-name="T13">, so it is impossible to change them, which is practically </text:span><text:span text:style-name="T6">necessary</text:span><text:span text:style-name="T13"> considering that a binary search tree’s structure depends on the keys’s values. </text:span></text:p>
      <text:p text:style-name="P7"/>
      <text:p text:style-name="P8">One way of implementing a data structure such as a <text:span text:style-name="T4">dictionary</text:span> is through a binary search tree. A dictionary is a structure consisting of pairs of keys and values, which can be accessed by keys. Sounds familiar and this is what has been done in this project. Moreover, an <text:span text:style-name="T4">STL map</text:span> can also act as a dictionary, so its functionality is also put to the test.</text:p>
      <text:p text:style-name="P8"/>
      <text:p text:style-name="P9">A binary search tree can be traversed in three ways: inorder, preorder and postorder.</text:p>
      <text:p text:style-name="P10"><text:span text:style-name="T10">I</text:span><text:span text:style-name="T4">norder </text:span><text:span text:style-name="T17">(</text:span><text:span text:style-name="T8">left-n</text:span><text:span text:style-name="T11">od</text:span><text:span text:style-name="T8">e-right / right-node-left</text:span><text:span text:style-name="T17">) </text:span>- the nodes are visited in ascending <text:s/><text:span text:style-name="T17">or descending <text:s/></text:span>order of the keys. </text:p>
      <text:p text:style-name="P10"><text:span text:style-name="T10">P</text:span><text:span text:style-name="T4">reorder </text:span><text:span text:style-name="T16">(</text:span><text:span text:style-name="T9">node-left-right</text:span><text:span text:style-name="T16"> /</text:span><text:span text:style-name="T9"> node-right-left</text:span><text:span text:style-name="T16">) </text:span>- starting from the root, all nodes in one subtree are visited and then in the other <text:span text:style-name="T16">subtree </text:span></text:p>
      <text:p text:style-name="P13"><text:span text:style-name="T10">P</text:span><text:span text:style-name="T4">ostorder </text:span><text:span text:style-name="T17">(</text:span><text:span text:style-name="T8">left-right-node</text:span><text:span text:style-name="T17"> / </text:span><text:span text:style-name="T8">right-left-node</text:span><text:span text:style-name="T17">)</text:span><text:span text:style-name="T4"> </text:span>- it starts from going up one subtree, then the other and ending at the root.</text:p>
      <text:p text:style-name="P12"/>
      <text:p text:style-name="P23"><text:span text:style-name="T15">Iterators</text:span><text:span text:style-name="T21"> in this program traverse the tree in a way similar to the standard inorder traversal. They recursively use functions </text:span><text:span text:style-name="T19">lnr</text:span><text:span text:style-name="T21"> and </text:span><text:span text:style-name="T19">rnl</text:span><text:span text:style-name="T21">, which stand for left-node-right and right-node-left, however there are differences. </text:span><text:span text:style-name="T22">Most importantly</text:span><text:span text:style-name="T21">, standard inorder traversal starts from the root </text:span><text:span text:style-name="T23">and its algorithm only “goes up the tree” when it withdraws from the recursion</text:span><text:span text:style-name="T21">, and when using iterators we must be able to move from any node. This </text:span><text:span text:style-name="T23">sometimes</text:span><text:span text:style-name="T21"> </text:span><text:span text:style-name="T23">creates a need to go up the tree earlier, so we also check the existence of the parent and if needed, we perform next recursive iteration with this parent node.</text:span></text:p>
      <text:p text:style-name="P23"><text:span text:style-name="T23"/></text:p>
      <text:p text:style-name="P24"><text:span text:style-name="T23">S</text:span><text:span text:style-name="T20">uch implementation of iterators lets us obtain the “</text:span><text:span text:style-name="T18">linearity</text:span><text:span text:style-name="T20">” of the data, like it would be in a dictionary. </text:span></text:p>
      <text:p text:style-name="P11"/>
      <text:p text:style-name="P14">Function<text:span text:style-name="T4"> lnr</text:span> will return the iterator to a node with a bigger key, the closest successor such that there is no other one with a smaller key difference.</text:p>
      <text:p text:style-name="P14">Function <text:span text:style-name="T4">rnl</text:span> will return the iterator to a node with a smaller key.</text:p>
      <text:p text:style-name="P14"/>
      <text:p text:style-name="P15">Functions insert and erase consider their characteristic cases.</text:p>
      <text:p text:style-name="P15"><text:span text:style-name="T4">Insert</text:span> considers whether the node should be placed on the right or left branch and whether it should be inserted at all – keys should be unique, so in that case, the info parameter is updated.</text:p>
      <text:p text:style-name="P15"><text:soft-page-break/><text:span text:style-name="T4">Erase</text:span> considers three main cases: node having no children, one child and two children. In case when the node is just a leaf, we delete it. When it has one child, we replace this node with its child. In last case of the node having two children, a successor has to be find for replacement. The right successor is the lowest one in the right subtree.</text:p>
      <text:p text:style-name="P15"/>
      <text:p text:style-name="P15">After inserting or deleting, the tree has to be <text:span text:style-name="T4">rebalanced</text:span>, because the difference between heights on each left and right subtree cannot be bigger than 1 and it may happen after every modification of the tree. Here, the functions depend on helper functions like <text:span text:style-name="T4">rotateLeft</text:span> and <text:span text:style-name="T4">rotateRight</text:span>.</text:p>
      <text:p text:style-name="P15">AVL balancing algorithm examines four cases <text:span text:style-name="T27">of rotations</text:span>:</text:p>
      <text:p text:style-name="P15"/>
      <text:p text:style-name="P15">- <text:span text:style-name="T24">left left</text:span></text:p>
      <text:p text:style-name="P15">- <text:span text:style-name="T24">right right</text:span></text:p>
      <text:p text:style-name="P15">- <text:span text:style-name="T24">left-right</text:span></text:p>
      <text:p text:style-name="P15">- <text:span text:style-name="T24">right-left</text:span></text:p>
      <text:p text:style-name="P15"/>
      <text:p text:style-name="P16">Decision which case it is depends on the <text:span text:style-name="T4">balance factor</text:span>: if it is <text:span text:style-name="T4">&gt; 1</text:span>, then it is either <text:span text:style-name="T4">left-left</text:span> or <text:span text:style-name="T4">left-right</text:span> case. If balance factor is <text:span text:style-name="T4">&lt;</text:span><text:span text:style-name="T26"> -1</text:span><text:span text:style-name="T25">, then it is either </text:span><text:span text:style-name="T26">right-right</text:span><text:span text:style-name="T25"> or </text:span><text:span text:style-name="T26">right-left</text:span><text:span text:style-name="T25"> case.</text:span></text:p>
      <text:p text:style-name="P9"/>
      <text:p text:style-name="P17">Then, it is necessary to update the relations between nodes and the parameters. Functions like <text:span text:style-name="T4">updateParent</text:span>, <text:span text:style-name="T4">updateRelations</text:span>, <text:span text:style-name="T4">updateHeight</text:span>, etc. help with that.</text:p>
      <text:p text:style-name="P17"/>
      <text:p text:style-name="P17"/>
      <text:p text:style-name="P21">About printing</text:p>
      <text:p text:style-name="P18">The AVLTree class also has a private struct <text:span text:style-name="T4">Connection </text:span>which was <text:span text:style-name="T4">non-essential</text:span> to the implementation, but made the printing of the structure cleaner and nicer. It contains a pointer to a previous Connection object and a link which is just a string. Depending on the position of the node in a tree, the value of the link string will be different in order to create a visual representation. The function <text:span text:style-name="T4">printStructure()</text:span> has its defined links which work best with shorter keys, like integer ones, because unfortunately, trying to use it on a tree with longer strings as keys ended up in <text:span text:style-name="T28">a dissappointment caused only by a less “clean look” of the structure.</text:span></text:p>
      <text:p text:style-name="P25"/>
      <text:p text:style-name="P18"/>
      <text:p text:style-name="P19">1.1 CONCERNING <text:span text:style-name="T28">TESTS</text:span></text:p>
      <text:p text:style-name="P19"/>
      <text:p text:style-name="P20">Standard tests are performed on trees with integer keys and integer values. ( <text:span text:style-name="T29">avl_testing.cpp</text:span> file )</text:p>
      <text:p text:style-name="P20"/>
      <text:p text:style-name="P20">In the other testing file, there is an implementation of the AVL tree as a counter for occurrances of words in a file. As mentioned before, an STL map was also put to the test of comparing its speed with the implemented AVL tree. <text:span text:style-name="T32">( </text:span><text:span text:style-name="T30">avl_vs_map.cpp </text:span><text:span text:style-name="T32">file )</text:span></text:p>
      <text:p text:style-name="P19"/>
      <text:p text:style-name="P19"/>
      <text:p text:style-name="P19"/>
      <text:p text:style-name="P22"><text:span text:style-name="T31">2</text:span>. <text:span text:style-name="T2">ITERFACES OF CLASSES</text:span></text:p>
      <text:p text:style-name="P22"><text:span text:style-name="T2"/></text:p>
      <text:p text:style-name="P2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16:56:19.298040979</meta:creation-date>
    <dc:date>2020-01-19T19:13:12.485453262</dc:date>
    <meta:editing-duration>PT1H41M23S</meta:editing-duration>
    <meta:editing-cycles>23</meta:editing-cycles>
    <meta:generator>LibreOffice/6.0.7.3$Linux_X86_64 LibreOffice_project/00m0$Build-3</meta:generator>
    <meta:document-statistic meta:table-count="0" meta:image-count="0" meta:object-count="0" meta:page-count="2" meta:paragraph-count="33" meta:word-count="870" meta:character-count="5106" meta:non-whitespace-character-count="4261"/>
  </office:meta>
</office:document-meta>
</file>